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442" officeooo:paragraph-rsid="001fb442"/>
    </style:style>
    <style:style style:name="P2" style:family="paragraph" style:parent-style-name="Standard">
      <style:text-properties officeooo:paragraph-rsid="001fb442"/>
    </style:style>
    <style:style style:name="P3" style:family="paragraph" style:parent-style-name="Standard">
      <style:text-properties fo:color="#000000" style:font-name="Liberation Serif" fo:font-size="12pt" officeooo:rsid="001fb442" officeooo:paragraph-rsid="001fb442" style:font-size-asian="12pt" style:font-size-complex="12pt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fb442" officeooo:paragraph-rsid="001fb442" style:font-size-asian="12pt" style:font-size-complex="12pt"/>
    </style:style>
    <style:style style:name="T1" style:family="text">
      <style:text-properties officeooo:rsid="001fb442"/>
    </style:style>
    <style:style style:name="T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fo:font-style="normal" fo:font-weight="normal" style:font-style-asian="normal" style:font-weight-asian="normal"/>
    </style:style>
    <style:style style:name="T4" style:family="text">
      <style:text-properties fo:color="#6a8759" style:font-style-asian="normal" style:font-weight-asian="normal"/>
    </style:style>
    <style:style style:name="T5" style:family="text">
      <style:text-properties fo:font-style="normal" fo:font-weight="normal" style:font-style-asian="normal" style:font-weight-asian="normal"/>
    </style:style>
    <style:style style:name="T6" style:family="text">
      <style:text-properties style:font-style-asian="normal" style:font-weight-asian="normal"/>
    </style:style>
    <style:style style:name="T7" style:family="text">
      <style:text-properties fo:color="#000000" style:font-style-asian="normal" style:font-weight-asian="normal"/>
    </style:style>
    <style:style style:name="T8" style:family="text">
      <style:text-properties fo:font-variant="normal" fo:text-transform="none" fo:color="#000000" style:font-name="OpenSans" fo:font-size="9pt" fo:letter-spacing="normal" fo:font-style="normal" fo:font-weight="normal" officeooo:rsid="001fb442" style:font-size-asian="12pt" style:font-style-asian="normal" style:font-weight-asian="normal" style:font-size-complex="12pt"/>
    </style:style>
    <style:style style:name="T9" style:family="text">
      <style:text-properties fo:font-variant="normal" fo:text-transform="none" fo:color="#000000" style:font-name="OpenSans" fo:font-size="9pt" fo:letter-spacing="normal" fo:font-style="normal" fo:font-weight="normal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style:font-name="OpenSans" fo:font-size="9pt" fo:letter-spacing="normal" fo:font-style="normal" fo:font-weight="normal" officeooo:rsid="002107aa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505050" style:font-name="OpenSans" fo:font-size="9pt" fo:letter-spacing="normal" fo:font-style="normal" fo:font-weight="normal" officeooo:rsid="001fb442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6a8759" style:font-name="OpenSans" fo:font-size="9pt" fo:letter-spacing="normal" fo:font-style="normal" fo:font-weight="normal" officeooo:rsid="002107aa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fo:color="#6a8759" style:font-name="OpenSans" fo:font-size="9pt" fo:letter-spacing="normal" fo:font-style="normal" fo:font-weight="normal" officeooo:rsid="001fb442" style:font-size-asian="12pt" style:font-style-asian="normal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ngoDB Data Base Name: </text:span><text:span text:style-name="T2">ExamDB</text:span></text:p>
      <text:p text:style-name="P3"><text:span text:style-name="T5">It is defined in: </text:span><text:span text:style-name="T3">application.properties</text:span></text:p>
      <text:p text:style-name="P3"><text:span text:style-name="T3"/></text:p>
      <text:p text:style-name="P3"><text:span text:style-name="T5">APIs:</text:span></text:p>
      <text:p text:style-name="P4"><text:span text:style-name="T7">POST</text:span><text:span text:style-name="T6"> <text:s text:c="6"/>api/v1/contacts/ <text:s text:c="7"/>: </text:span><text:span text:style-name="T4">Create new</text:span></text:p>
      <text:p text:style-name="P2"><text:span text:style-name="T8">GET <text:s text:c="8"/></text:span><text:span text:style-name="T11">api/v1/contacts/ <text:s text:c="7"/></text:span><text:span text:style-name="T8">: </text:span><text:span text:style-name="T13">Get All</text:span></text:p>
      <text:p text:style-name="P2"><text:span text:style-name="T8">GET</text:span><text:span text:style-name="T11"> <text:s text:c="8"/>api/v1/contacts/{id} : </text:span><text:span text:style-name="T13">Get one</text:span></text:p>
      <text:p text:style-name="P2"><text:span text:style-name="T8">PUT</text:span><text:span text:style-name="T11"> <text:s text:c="8"/>api/v1/contacts/{id} : </text:span><text:span text:style-name="T13">Update</text:span></text:p>
      <text:p text:style-name="P2"><text:span text:style-name="T8">DELETE</text:span><text:span text:style-name="T11"> <text:s text:c="2"/>api/v1/contacts/{id} : </text:span><text:span text:style-name="T13">Delete</text:span></text:p>
      <text:p text:style-name="P2"><text:span text:style-name="T8"/></text:p>
      <text:p text:style-name="P2"><text:span text:style-name="T8"/></text:p>
      <text:p text:style-name="P1"><text:span text:style-name="T8">T</text:span><text:span text:style-name="T9">est Cases: </text:span><text:span text:style-name="T12">In test folder. It does not contain all tests. It contains the required test according to our probl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03:35:57.954193767</meta:creation-date>
    <dc:date>2021-04-11T03:49:18.017836692</dc:date>
    <meta:editing-duration>PT2M40S</meta:editing-duration>
    <meta:editing-cycles>1</meta:editing-cycles>
    <meta:document-statistic meta:table-count="0" meta:image-count="0" meta:object-count="0" meta:page-count="1" meta:paragraph-count="9" meta:word-count="54" meta:character-count="402" meta:non-whitespace-character-count="311"/>
    <meta:generator>LibreOffice/6.4.6.2$Linux_X86_64 LibreOffice_project/40$Build-2</meta:generator>
  </office:meta>
</office:document-meta>
</file>